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1.3236in"/>
    </style:style>
    <style:style style:name="co6" style:family="table-column">
      <style:table-column-properties fo:break-before="auto" style:column-width="0.7772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902in"/>
    </style:style>
    <style:style style:name="co10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2_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>
            <text:p>Machine</text:p>
          </table:table-cell>
          <table:table-cell table:style-name="Default" office:value-type="string">
            <text:p><text:s/>Fitness</text:p>
          </table:table-cell>
          <table:table-cell table:style-name="Default" office:value-type="string">
            <text:p><text:s/>TDF</text:p>
          </table:table-cell>
          <table:table-cell table:style-name="Default" office:value-type="string">
            <text:p><text:s/>Pcore</text:p>
          </table:table-cell>
          <table:table-cell table:style-name="Default" office:value-type="string">
            <text:p><text:s/>Pcore Speed(Khz)</text:p>
          </table:table-cell>
          <table:table-cell table:style-name="Default" office:value-type="string">
            <text:p><text:s/>U</text:p>
          </table:table-cell>
          <table:table-cell table:style-name="Default" office:value-type="string">
            <text:p><text:s/>Umax</text:p>
          </table:table-cell>
          <table:table-cell table:style-name="Default" office:value-type="string">
            <text:p><text:s/>Vcore</text:p>
          </table:table-cell>
          <table:table-cell table:style-name="Default" office:value-type="string">
            <text:p><text:s/>Vcore Speed(Khz)</text:p>
          </table:table-cell>
          <table:table-cell table:style-name="Default" office:value-type="string">
            <text:p><text:s/>Slice</text:p>
          </table:table-cell>
          <table:table-cell table:style-name="Default" office:value-type="string">
            <text:p><text:s/>Period</text:p>
          </table:table-cell>
          <table:table-cell/>
          <table:table-cell office:value-type="string">
            <text:p>SLICE/PERIOD</text:p>
          </table:table-cell>
          <table:table-cell office:value-type="string">
            <text:p>U/TDF</text:p>
          </table:table-cell>
          <table:table-cell office:value-type="string">
            <text:p>U/(tdf*umax)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0.833091">
            <text:p>0.83309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198490">
            <text:p>6198490</text:p>
          </table:table-cell>
          <table:table-cell table:style-name="ce1" office:value-type="float" office:value="57.029495">
            <text:p>57.029495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742333">
            <text:p>7742333</text:p>
          </table:table-cell>
          <table:table-cell table:style-name="ce1" office:value-type="float" office:value="874929">
            <text:p>874929</text:p>
          </table:table-cell>
          <table:table-cell table:style-name="ce1" office:value-type="float" office:value="1592000">
            <text:p>1592000</text:p>
          </table:table-cell>
          <table:table-cell/>
          <table:table-cell table:formula="of:=[.J2]/[.K2]" office:value-type="float" office:value="0.54957851758794">
            <text:p>0.5495785176</text:p>
          </table:table-cell>
          <table:table-cell table:number-columns-repeated="2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float" office:value="0.833091">
            <text:p>0.83309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198490">
            <text:p>6198490</text:p>
          </table:table-cell>
          <table:table-cell table:style-name="ce1" office:value-type="float" office:value="57.029495">
            <text:p>57.029495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115486">
            <text:p>8115486</text:p>
          </table:table-cell>
          <table:table-cell table:style-name="ce1" office:value-type="float" office:value="618205">
            <text:p>618205</text:p>
          </table:table-cell>
          <table:table-cell table:style-name="ce1" office:value-type="float" office:value="1046012">
            <text:p>1046012</text:p>
          </table:table-cell>
          <table:table-cell/>
          <table:table-cell table:formula="of:=[.J3]/[.K3]" office:value-type="float" office:value="0.591011384190621">
            <text:p>0.5910113842</text:p>
          </table:table-cell>
          <table:table-cell table:formula="of:=100*SUM([.M2:.M3])/[.C2]" office:value-type="float" office:value="57.0294950889281">
            <text:p>57.0294950889</text:p>
          </table:table-cell>
          <table:table-cell table:formula="of:=[.N3]/[.G3]" office:value-type="float" office:value="0.613220377300302">
            <text:p>0.6132203773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0.833091">
            <text:p>0.83309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922740">
            <text:p>4922740</text:p>
          </table:table-cell>
          <table:table-cell table:style-name="ce2" office:value-type="float" office:value="73.918816">
            <text:p>73.918816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731667">
            <text:p>6731667</text:p>
          </table:table-cell>
          <table:table-cell table:style-name="ce2" office:value-type="float" office:value="972710">
            <text:p>972710</text:p>
          </table:table-cell>
          <table:table-cell table:style-name="ce2" office:value-type="float" office:value="1303450">
            <text:p>1303450</text:p>
          </table:table-cell>
          <table:table-cell/>
          <table:table-cell table:formula="of:=[.J4]/[.K4]" office:value-type="float" office:value="0.746258007595228">
            <text:p>0.7462580076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0.833091">
            <text:p>0.83309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922740">
            <text:p>4922740</text:p>
          </table:table-cell>
          <table:table-cell table:style-name="ce2" office:value-type="float" office:value="73.918816">
            <text:p>73.918816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866626">
            <text:p>8866626</text:p>
          </table:table-cell>
          <table:table-cell table:style-name="ce2" office:value-type="float" office:value="580009">
            <text:p>580009</text:p>
          </table:table-cell>
          <table:table-cell table:style-name="ce2" office:value-type="float" office:value="792234">
            <text:p>792234</text:p>
          </table:table-cell>
          <table:table-cell/>
          <table:table-cell table:formula="of:=[.J5]/[.K5]" office:value-type="float" office:value="0.732118288283512">
            <text:p>0.7321182883</text:p>
          </table:table-cell>
          <table:table-cell table:formula="of:=100*SUM([.M4:.M5])/[.C4]" office:value-type="float" office:value="73.918814793937">
            <text:p>73.9188147939</text:p>
          </table:table-cell>
          <table:table-cell table:formula="of:=[.N5]/[.G5]" office:value-type="float" office:value="0.912577960418976">
            <text:p>0.9125779604</text:p>
          </table:table-cell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float" office:value="0.833091">
            <text:p>0.83309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6602449">
            <text:p>6602449</text:p>
          </table:table-cell>
          <table:table-cell table:style-name="ce3" office:value-type="float" office:value="87.612762">
            <text:p>87.612762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15879">
            <text:p>2715879</text:p>
          </table:table-cell>
          <table:table-cell table:style-name="ce3" office:value-type="float" office:value="438648">
            <text:p>438648</text:p>
          </table:table-cell>
          <table:table-cell table:style-name="ce3" office:value-type="float" office:value="461707">
            <text:p>461707</text:p>
          </table:table-cell>
          <table:table-cell/>
          <table:table-cell table:formula="of:=[.J6]/[.K6]" office:value-type="float" office:value="0.950057070826303">
            <text:p>0.9500570708</text:p>
          </table:table-cell>
          <table:table-cell table:number-columns-repeated="2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float" office:value="0.833091">
            <text:p>0.83309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6602449">
            <text:p>6602449</text:p>
          </table:table-cell>
          <table:table-cell table:style-name="ce3" office:value-type="float" office:value="87.612762">
            <text:p>87.612762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215736">
            <text:p>7215736</text:p>
          </table:table-cell>
          <table:table-cell table:style-name="ce3" office:value-type="float" office:value="833966">
            <text:p>833966</text:p>
          </table:table-cell>
          <table:table-cell table:style-name="ce3" office:value-type="float" office:value="1039601">
            <text:p>1039601</text:p>
          </table:table-cell>
          <table:table-cell/>
          <table:table-cell table:formula="of:=[.J7]/[.K7]" office:value-type="float" office:value="0.802198151021401">
            <text:p>0.802198151</text:p>
          </table:table-cell>
          <table:table-cell table:formula="of:=100*SUM([.M6:.M7])/[.C6]" office:value-type="float" office:value="87.6127610923852">
            <text:p>87.6127610924</text:p>
          </table:table-cell>
          <table:table-cell table:formula="of:=[.N7]/[.G7]" office:value-type="float" office:value="0.973475123248725">
            <text:p>0.973475123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table:formula="of:=SUM([.O2:.O9])/3" office:value-type="float" office:value="0.833091153656001">
            <text:p>0.8330911537</text:p>
          </table:table-cell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>
            <text:p>Machine</text:p>
          </table:table-cell>
          <table:table-cell table:style-name="Default" office:value-type="string">
            <text:p><text:s/>Fitness</text:p>
          </table:table-cell>
          <table:table-cell table:style-name="Default" office:value-type="string">
            <text:p><text:s/>TDF</text:p>
          </table:table-cell>
          <table:table-cell table:style-name="Default" office:value-type="string">
            <text:p><text:s/>Pcore</text:p>
          </table:table-cell>
          <table:table-cell table:style-name="Default" office:value-type="string">
            <text:p><text:s/>Pcore Speed(Khz)</text:p>
          </table:table-cell>
          <table:table-cell table:style-name="Default" office:value-type="string">
            <text:p><text:s/>U</text:p>
          </table:table-cell>
          <table:table-cell table:style-name="Default" office:value-type="string">
            <text:p><text:s/>Umax</text:p>
          </table:table-cell>
          <table:table-cell table:style-name="Default" office:value-type="string">
            <text:p><text:s/>Vcore</text:p>
          </table:table-cell>
          <table:table-cell table:style-name="Default" office:value-type="string">
            <text:p><text:s/>Vcore Speed(Khz)</text:p>
          </table:table-cell>
          <table:table-cell table:style-name="Default" office:value-type="string">
            <text:p><text:s/>Slice</text:p>
          </table:table-cell>
          <table:table-cell table:style-name="Default" office:value-type="string">
            <text:p><text:s/>Period</text:p>
          </table:table-cell>
          <table:table-cell/>
          <table:table-cell office:value-type="string">
            <text:p>SLICE/PERIOD</text:p>
          </table:table-cell>
          <table:table-cell office:value-type="string">
            <text:p>U/TDF</text:p>
          </table:table-cell>
          <table:table-cell office:value-type="string">
            <text:p>U/(tdf*umax)</text:p>
          </table:table-cell>
        </table:table-row>
        <table:table-row table:style-name="ro1">
          <table:table-cell table:style-name="ce5" office:value-type="float" office:value="89">
            <text:p>89</text:p>
          </table:table-cell>
          <table:table-cell table:style-name="ce5" office:value-type="float" office:value="0.856433">
            <text:p>0.85643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28161">
            <text:p>3128161</text:p>
          </table:table-cell>
          <table:table-cell table:style-name="ce5" office:value-type="float" office:value="70.901825">
            <text:p>70.901825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168044">
            <text:p>3168044</text:p>
          </table:table-cell>
          <table:table-cell table:style-name="ce5" office:value-type="float" office:value="568808">
            <text:p>568808</text:p>
          </table:table-cell>
          <table:table-cell table:style-name="ce5" office:value-type="float" office:value="715169">
            <text:p>715169</text:p>
          </table:table-cell>
          <table:table-cell/>
          <table:table-cell table:formula="of:=[.J2]/[.K2]" office:value-type="float" office:value="0.795347673067485">
            <text:p>0.7953476731</text:p>
          </table:table-cell>
          <table:table-cell table:number-columns-repeated="2"/>
        </table:table-row>
        <table:table-row table:style-name="ro1">
          <table:table-cell table:style-name="ce5" office:value-type="float" office:value="89">
            <text:p>89</text:p>
          </table:table-cell>
          <table:table-cell table:style-name="ce5" office:value-type="float" office:value="0.856433">
            <text:p>0.85643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28161">
            <text:p>3128161</text:p>
          </table:table-cell>
          <table:table-cell table:style-name="ce5" office:value-type="float" office:value="70.901825">
            <text:p>70.901825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776294">
            <text:p>4776294</text:p>
          </table:table-cell>
          <table:table-cell table:style-name="ce5" office:value-type="float" office:value="735268">
            <text:p>735268</text:p>
          </table:table-cell>
          <table:table-cell table:style-name="ce5" office:value-type="float" office:value="757277">
            <text:p>757277</text:p>
          </table:table-cell>
          <table:table-cell/>
          <table:table-cell table:formula="of:=[.J3]/[.K3]" office:value-type="float" office:value="0.970936658580678">
            <text:p>0.9709366586</text:p>
          </table:table-cell>
          <table:table-cell table:number-columns-repeated="2"/>
        </table:table-row>
        <table:table-row table:style-name="ro1">
          <table:table-cell table:style-name="ce5" office:value-type="float" office:value="89">
            <text:p>89</text:p>
          </table:table-cell>
          <table:table-cell table:style-name="ce5" office:value-type="float" office:value="0.856433">
            <text:p>0.85643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128161">
            <text:p>3128161</text:p>
          </table:table-cell>
          <table:table-cell table:style-name="ce5" office:value-type="float" office:value="70.901825">
            <text:p>70.901825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8215040">
            <text:p>8215040</text:p>
          </table:table-cell>
          <table:table-cell table:style-name="ce5" office:value-type="float" office:value="930749">
            <text:p>930749</text:p>
          </table:table-cell>
          <table:table-cell table:style-name="ce5" office:value-type="float" office:value="2579893">
            <text:p>2579893</text:p>
          </table:table-cell>
          <table:table-cell/>
          <table:table-cell table:formula="of:=[.J4]/[.K4]" office:value-type="float" office:value="0.36077038853937">
            <text:p>0.3607703885</text:p>
          </table:table-cell>
          <table:table-cell table:formula="of:=100*SUM([.M2:.M4])/[.C2]" office:value-type="float" office:value="70.9018240062511">
            <text:p>70.9018240063</text:p>
          </table:table-cell>
          <table:table-cell table:formula="of:=[.N4]/[.G4]" office:value-type="float" office:value="0.824439814026175">
            <text:p>0.82443981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56433">
            <text:p>0.8564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700509">
            <text:p>8700509</text:p>
          </table:table-cell>
          <table:table-cell office:value-type="float" office:value="87.79126">
            <text:p>87.7912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699732">
            <text:p>2699732</text:p>
          </table:table-cell>
          <table:table-cell office:value-type="float" office:value="779414">
            <text:p>779414</text:p>
          </table:table-cell>
          <table:table-cell office:value-type="float" office:value="973030">
            <text:p>973030</text:p>
          </table:table-cell>
          <table:table-cell/>
          <table:table-cell table:formula="of:=[.J5]/[.K5]" office:value-type="float" office:value="0.80101744036669">
            <text:p>0.801017440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56433">
            <text:p>0.8564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700509">
            <text:p>8700509</text:p>
          </table:table-cell>
          <table:table-cell office:value-type="float" office:value="87.79126">
            <text:p>87.79126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3270154">
            <text:p>3270154</text:p>
          </table:table-cell>
          <table:table-cell office:value-type="float" office:value="774264">
            <text:p>774264</text:p>
          </table:table-cell>
          <table:table-cell office:value-type="float" office:value="4689129">
            <text:p>4689129</text:p>
          </table:table-cell>
          <table:table-cell/>
          <table:table-cell table:formula="of:=[.J6]/[.K6]" office:value-type="float" office:value="0.165118937866713">
            <text:p>0.165118937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56433">
            <text:p>0.8564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700509">
            <text:p>8700509</text:p>
          </table:table-cell>
          <table:table-cell office:value-type="float" office:value="87.79126">
            <text:p>87.79126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9936942">
            <text:p>9936942</text:p>
          </table:table-cell>
          <table:table-cell office:value-type="float" office:value="434749">
            <text:p>434749</text:p>
          </table:table-cell>
          <table:table-cell office:value-type="float" office:value="1092326">
            <text:p>1092326</text:p>
          </table:table-cell>
          <table:table-cell/>
          <table:table-cell table:formula="of:=[.J7]/[.K7]" office:value-type="float" office:value="0.3980029771332">
            <text:p>0.3980029771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56433">
            <text:p>0.8564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700509">
            <text:p>8700509</text:p>
          </table:table-cell>
          <table:table-cell office:value-type="float" office:value="87.79126">
            <text:p>87.79126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4008850">
            <text:p>4008850</text:p>
          </table:table-cell>
          <table:table-cell office:value-type="float" office:value="626004">
            <text:p>626004</text:p>
          </table:table-cell>
          <table:table-cell office:value-type="float" office:value="4109619">
            <text:p>4109619</text:p>
          </table:table-cell>
          <table:table-cell/>
          <table:table-cell table:formula="of:=[.J8]/[.K8]" office:value-type="float" office:value="0.1523265295396">
            <text:p>0.1523265295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56433">
            <text:p>0.8564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700509">
            <text:p>8700509</text:p>
          </table:table-cell>
          <table:table-cell office:value-type="float" office:value="87.79126">
            <text:p>87.79126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672520">
            <text:p>1672520</text:p>
          </table:table-cell>
          <table:table-cell office:value-type="float" office:value="395646">
            <text:p>395646</text:p>
          </table:table-cell>
          <table:table-cell office:value-type="float" office:value="1184072">
            <text:p>1184072</text:p>
          </table:table-cell>
          <table:table-cell/>
          <table:table-cell table:formula="of:=[.J9]/[.K9]" office:value-type="float" office:value="0.334140153639306">
            <text:p>0.334140153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56433">
            <text:p>0.8564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700509">
            <text:p>8700509</text:p>
          </table:table-cell>
          <table:table-cell office:value-type="float" office:value="87.79126">
            <text:p>87.79126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2779018">
            <text:p>2779018</text:p>
          </table:table-cell>
          <table:table-cell office:value-type="float" office:value="793162">
            <text:p>793162</text:p>
          </table:table-cell>
          <table:table-cell office:value-type="float" office:value="1012808">
            <text:p>1012808</text:p>
          </table:table-cell>
          <table:table-cell/>
          <table:table-cell table:formula="of:=[.J10]/[.K10]" office:value-type="float" office:value="0.78313164982899">
            <text:p>0.7831316498</text:p>
          </table:table-cell>
          <table:table-cell table:formula="of:=100*SUM([.M5:.M10])/[.C7]" office:value-type="float" office:value="87.7912562791499">
            <text:p>87.7912562792</text:p>
          </table:table-cell>
          <table:table-cell table:formula="of:=[.N10]/[.G10]" office:value-type="float" office:value="0.997627912263067">
            <text:p>0.9976279123</text:p>
          </table:table-cell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6" office:value-type="float" office:value="0.856433">
            <text:p>0.85643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339426">
            <text:p>5339426</text:p>
          </table:table-cell>
          <table:table-cell table:style-name="ce6" office:value-type="float" office:value="71.734245">
            <text:p>71.734245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943283">
            <text:p>2943283</text:p>
          </table:table-cell>
          <table:table-cell table:style-name="ce6" office:value-type="float" office:value="720061">
            <text:p>720061</text:p>
          </table:table-cell>
          <table:table-cell table:style-name="ce6" office:value-type="float" office:value="969918">
            <text:p>969918</text:p>
          </table:table-cell>
          <table:table-cell/>
          <table:table-cell table:formula="of:=[.J11]/[.K11]" office:value-type="float" office:value="0.742393686888995">
            <text:p>0.7423936869</text:p>
          </table:table-cell>
          <table:table-cell table:number-columns-repeated="2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6" office:value-type="float" office:value="0.856433">
            <text:p>0.85643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339426">
            <text:p>5339426</text:p>
          </table:table-cell>
          <table:table-cell table:style-name="ce6" office:value-type="float" office:value="71.734245">
            <text:p>71.734245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8856907">
            <text:p>8856907</text:p>
          </table:table-cell>
          <table:table-cell table:style-name="ce6" office:value-type="float" office:value="506536">
            <text:p>506536</text:p>
          </table:table-cell>
          <table:table-cell table:style-name="ce6" office:value-type="float" office:value="570342">
            <text:p>570342</text:p>
          </table:table-cell>
          <table:table-cell/>
          <table:table-cell table:formula="of:=[.J12]/[.K12]" office:value-type="float" office:value="0.888126773058972">
            <text:p>0.8881267731</text:p>
          </table:table-cell>
          <table:table-cell table:number-columns-repeated="2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6" office:value-type="float" office:value="0.856433">
            <text:p>0.85643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339426">
            <text:p>5339426</text:p>
          </table:table-cell>
          <table:table-cell table:style-name="ce6" office:value-type="float" office:value="71.734245">
            <text:p>71.734245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530124">
            <text:p>5530124</text:p>
          </table:table-cell>
          <table:table-cell table:style-name="ce6" office:value-type="float" office:value="615235">
            <text:p>615235</text:p>
          </table:table-cell>
          <table:table-cell table:style-name="ce6" office:value-type="float" office:value="1179725">
            <text:p>1179725</text:p>
          </table:table-cell>
          <table:table-cell/>
          <table:table-cell table:formula="of:=[.J13]/[.K13]" office:value-type="float" office:value="0.52150713089915">
            <text:p>0.5215071309</text:p>
          </table:table-cell>
          <table:table-cell table:formula="of:=100*SUM([.M11:.M13])/[.C10]" office:value-type="float" office:value="71.7342530282372">
            <text:p>71.7342530282</text:p>
          </table:table-cell>
          <table:table-cell table:formula="of:=[.N13]/[.G13]" office:value-type="float" office:value="0.747231802377471">
            <text:p>0.7472318024</text:p>
          </table:table-cell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Default" table:number-columns-repeated="11"/>
          <table:table-cell table:number-columns-repeated="3"/>
          <table:table-cell table:formula="of:=SUM([.O2:.O14])/3" office:value-type="float" office:value="0.856433176222238">
            <text:p>0.8564331762</text:p>
          </table:table-cell>
        </table:table-row>
      </table:table>
      <table:table table:name="Sheet4" table:style-name="ta1">
        <table:table-column table:style-name="co8" table:number-columns-repeated="3" table:default-cell-style-name="Default"/>
        <table:table-column table:style-name="co10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7" office:value-type="string">
            <text:p>VCORE</text:p>
          </table:table-cell>
          <table:table-cell table:style-name="ce7" office:value-type="string">
            <text:p>PCORE</text:p>
          </table:table-cell>
          <table:table-cell table:style-name="ce7" office:value-type="string">
            <text:p>TOTAL TIME (usec)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27035047">
            <text:p>2703504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594730">
            <text:p>3159473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160840">
            <text:p>3716084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056291">
            <text:p>2205629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898879">
            <text:p>2289887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099909">
            <text:p>36099909</text:p>
          </table:table-cell>
        </table:table-row>
      </table:table>
      <table:database-ranges>
        <table:database-range table:name="__Anonymous_Sheet_DB__2" table:target-range-address="Sheet4.B1:Sheet4.B104856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4/26/2013</text:date>, <text:time>00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4:42:53</meta:creation-date>
    <meta:editing-duration>PT4H38M1S</meta:editing-duration>
    <meta:editing-cycles>8</meta:editing-cycles>
    <meta:generator>LibreOffice/3.4$Unix LibreOffice_project/340m1$Build-602</meta:generator>
    <meta:initial-creator>Oscar </meta:initial-creator>
    <dc:date>2013-04-26T00:06:27</dc:date>
    <dc:creator>Oscar </dc:creator>
    <meta:document-statistic meta:table-count="3" meta:cell-count="279" meta:object-count="0"/>
  </office:meta>
</office:document-meta>
</file>